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11.8cm"/>
    </style:style>
    <style:style style:name="co3" style:family="table-column">
      <style:table-column-properties fo:break-before="auto" style:column-width="26.27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sultatScraping8Rezum_350mo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table-cell office:value-type="string" calcext:value-type="string">
            <text:p>inputFr</text:p>
          </table:table-cell>
          <table:table-cell office:value-type="string" calcext:value-type="string">
            <text:p>TextFr</text:p>
          </table:table-cell>
          <table:table-cell office:value-type="string" calcext:value-type="string">
            <text:p>valable ?</text:p>
          </table:table-cell>
        </table:table-row>
        <table:table-row table:style-name="ro1">
          <table:table-cell office:value-type="float" office:value="0" calcext:value-type="float">
            <text:p>0</text:p>
          </table:table-cell>
          <table:table-cell office:value-type="string" calcext:value-type="string">
            <text:p>This cereal is likely to change the world!</text:p>
          </table:table-cell>
          <table:table-cell office:value-type="string" calcext:value-type="string">
            <text:p>cette céréale est susceptible de changer le monde! Qu'est-ce que tu en penses? Tu l'aimes comme un en-cas? Dites-nous ci-dessous!Images avec l'aimable autorisation de Shutterstock.</text:p>
          </table:table-cell>
          <table:table-cell office:value-type="string" calcext:value-type="string">
            <text:p>non</text:p>
          </table:table-cell>
        </table:table-row>
        <table:table-row table:style-name="ro1">
          <table:table-cell office:value-type="float" office:value="1" calcext:value-type="float">
            <text:p>1</text:p>
          </table:table-cell>
          <table:table-cell office:value-type="string" calcext:value-type="string">
            <text:p>The inexorable melting of the pack ice the disappearance of bears</text:p>
          </table:table-cell>
          <table:table-cell office:value-type="string" calcext:value-type="string">
            <text:p>la communauté scientifique a travaillé à travers les résultats de l'étude. Certaines personnes ont fait valoir que nous n'étudions pas ce problème, mais que d'autres s'améliorent, mais qu'il y a des problèmes. Un certain nombre de projets de recherche scientifique et théorique ont été financés par des fonds privés.</text:p>
          </table:table-cell>
          <table:table-cell office:value-type="string" calcext:value-type="string">
            <text:p>non</text:p>
          </table:table-cell>
        </table:table-row>
        <table:table-row table:style-name="ro1">
          <table:table-cell office:value-type="float" office:value="2" calcext:value-type="float">
            <text:p>2</text:p>
          </table:table-cell>
          <table:table-cell office:value-type="string" calcext:value-type="string">
            <text:p>We will never repeat enough than the seas and the</text:p>
          </table:table-cell>
          <table:table-cell office:value-type="string" calcext:value-type="string">
            <text:p>Nous ne répéterons jamais assez que les mers et le temps dans ma famille sera toujours le même.Alfie est un pan de l'atlantique et de l'iraq.</text:p>
          </table:table-cell>
          <table:table-cell office:value-type="string" calcext:value-type="string">
            <text:p>non</text:p>
          </table:table-cell>
        </table:table-row>
        <table:table-row table:style-name="ro1">
          <table:table-cell office:value-type="float" office:value="3" calcext:value-type="float">
            <text:p>3</text:p>
          </table:table-cell>
          <table:table-cell office:value-type="string" calcext:value-type="string">
            <text:p>What is the impact on aquatic ecosystems and health?</text:p>
          </table:table-cell>
          <table:table-cell office:value-type="string" calcext:value-type="string">
            <text:p>Les aquariums sont conçus pour être des systèmes d'eau libre et il est assez fréquent que les poissons meurent de la mort accidentelle de l'ingestion des poissons morts. Si vous êtes un aquariste ou une personne qui passe trop de temps à l'extérieur, manger du poisson est toujours une option.</text:p>
          </table:table-cell>
          <table:table-cell office:value-type="string" calcext:value-type="string">
            <text:p>oui</text:p>
          </table:table-cell>
        </table:table-row>
        <table:table-row table:style-name="ro1">
          <table:table-cell office:value-type="float" office:value="4" calcext:value-type="float">
            <text:p>4</text:p>
          </table:table-cell>
          <table:table-cell office:value-type="string" calcext:value-type="string">
            <text:p>The Nuclear Safety Authority opens a consultation on the</text:p>
          </table:table-cell>
          <table:table-cell office:value-type="string" calcext:value-type="string">
            <text:p>l'autorité de sûreté nucléaire ouvre une consultation sur la question. la proposition sera publiée par l'U.n. au plus tard le 19 juin sur la manière de traiter les déchets nucléaires.</text:p>
          </table:table-cell>
          <table:table-cell office:value-type="string" calcext:value-type="string">
            <text:p>oui</text:p>
          </table:table-cell>
        </table:table-row>
        <table:table-row table:style-name="ro1">
          <table:table-cell office:value-type="float" office:value="5" calcext:value-type="float">
            <text:p>5</text:p>
          </table:table-cell>
          <table:table-cell office:value-type="string" calcext:value-type="string">
            <text:p>On 1 December the French Office for Biodiversity launched</text:p>
          </table:table-cell>
          <table:table-cell office:value-type="string" calcext:value-type="string">
            <text:p>Le 1er décembre, l'Office français de la biodiversité a lancé une série de "futurs" - programmes qui visent à accroître la biodiversité d'ici 2050. Le dernier programme est le "Réseau Habitat", mis en place par le gouvernement français en 2012, qui est reconnu comme un développement économique important par les agences de conservation comme les objectifs les plus prometteurs sont l'expansion des parcs nationaux, ainsi que l'expansion des zones rurales.</text:p>
          </table:table-cell>
          <table:table-cell office:value-type="string" calcext:value-type="string">
            <text:p>oui</text:p>
          </table:table-cell>
        </table:table-row>
        <table:table-row table:style-name="ro1">
          <table:table-cell office:value-type="float" office:value="6" calcext:value-type="float">
            <text:p>6</text:p>
          </table:table-cell>
          <table:table-cell office:value-type="string" calcext:value-type="string">
            <text:p>The project to create a regional express network RERV bike</text:p>
          </table:table-cell>
          <table:table-cell office:value-type="string" calcext:value-type="string">
            <text:p>le projet de création d'un réseau régional express RERV piste cyclable devrait commencer au printemps. il a été prévu pour plus d'un an et le plan initial a été pour deux projets en 2016, un de l'union internationale des transports et l'une de la ville italienne de St. Paddy's bureau de développement régional - la BTA n'a pas considéré l'idée d'utiliser l'autoroute ou express dans le cadre de son aménagement régional. le nombre de coureurs qui utilisent le transit dans ce mode en</text:p>
          </table:table-cell>
          <table:table-cell office:value-type="string" calcext:value-type="string">
            <text:p>oui</text:p>
          </table:table-cell>
        </table:table-row>
        <table:table-row table:style-name="ro1">
          <table:table-cell office:value-type="float" office:value="7" calcext:value-type="float">
            <text:p>7</text:p>
          </table:table-cell>
          <table:table-cell office:value-type="string" calcext:value-type="string">
            <text:p>The Government has just set up a centre for</text:p>
          </table:table-cell>
          <table:table-cell office:value-type="string" calcext:value-type="string">
            <text:p>le programme serait financé par le Fonds d'innovation du NHS. Il financerait également les nouveaux programmes de formation, de perfectionnement et de formation du NHS, afin de soutenir sa nouvelle technologie innovante et sûre du NHS.</text:p>
          </table:table-cell>
          <table:table-cell office:value-type="string" calcext:value-type="string">
            <text:p>non</text:p>
          </table:table-cell>
        </table:table-row>
        <table:table-row table:style-name="ro1">
          <table:table-cell office:value-type="float" office:value="8" calcext:value-type="float">
            <text:p>8</text:p>
          </table:table-cell>
          <table:table-cell office:value-type="string" calcext:value-type="string">
            <text:p>Production levels of fossil fuels coal oil gas</text:p>
          </table:table-cell>
          <table:table-cell office:value-type="string" calcext:value-type="string">
            <text:p>Les niveaux de production de combustibles fossiles de la centrale électrique au gaz de houille sont plus élevés que prévu en Australie. L'intensité en carbone de la production de charbon en Australie sera inférieure aux niveaux prévus en 2015-2016, ce qui entraînera une augmentation de la demande d'électricité à court terme. pour la période en cours, plus de la moitié des émissions de CO2 du charbon proviendra de la combustion du gaz naturel, qui sera également nettement plus élevée à l'avenir. Malgré l'augmentation des émissions de GES, le marché australien de l'énergie</text:p>
          </table:table-cell>
          <table:table-cell office:value-type="string" calcext:value-type="string">
            <text:p>oui</text:p>
          </table:table-cell>
        </table:table-row>
        <table:table-row table:style-name="ro1">
          <table:table-cell office:value-type="float" office:value="9" calcext:value-type="float">
            <text:p>9</text:p>
          </table:table-cell>
          <table:table-cell office:value-type="string" calcext:value-type="string">
            <text:p>Whatever the climatosceptics say, global warming is a reality</text:p>
          </table:table-cell>
          <table:table-cell office:value-type="string" calcext:value-type="string">
            <text:p>Dans les uk, il y a plus d'un milliard de tonnes de capacité de production d'énergie éolienne chaque année. Le changement climatique est dû à l'augmentation des émissions de carbone, comme la combustion de combustibles fossiles et d'autres gaz à effet de serre comme le méthane, que nous savons tous présents dans notre air et notre eau. Cela contribue au risque accru de réchauffement de la planète.</text:p>
          </table:table-cell>
          <table:table-cell office:value-type="string" calcext:value-type="string">
            <text:p>oui</text:p>
          </table:table-cell>
        </table:table-row>
        <table:table-row table:style-name="ro1">
          <table:table-cell office:value-type="float" office:value="10" calcext:value-type="float">
            <text:p>10</text:p>
          </table:table-cell>
          <table:table-cell office:value-type="string" calcext:value-type="string">
            <text:p>While glut hunting has been banned</text:p>
          </table:table-cell>
          <table:table-cell office:value-type="string" calcext:value-type="string">
            <text:p>Les maisons des chasseurs de famille étaient utilisées pour chasser le bison, qui était vendu en vrac par les familles des familles aux personnes qui achetaient leur propre viande. dans le cas du groupe de chasse familiale Zhiqiang Shan, il a également été allégué qu'ils avaient été utilisés pour chasser le bison. certains agriculteurs ont peut-être été condamnés à une amende et détenus.</text:p>
          </table:table-cell>
          <table:table-cell office:value-type="string" calcext:value-type="string">
            <text:p>non</text:p>
          </table:table-cell>
        </table:table-row>
        <table:table-row table:style-name="ro1">
          <table:table-cell office:value-type="float" office:value="11" calcext:value-type="float">
            <text:p>11</text:p>
          </table:table-cell>
          <table:table-cell office:value-type="string" calcext:value-type="string">
            <text:p>The presence of a Christmas tree in the house</text:p>
          </table:table-cell>
          <table:table-cell office:value-type="string" calcext:value-type="string">
            <text:p>la maison avait un arbre de Noël dans l'allée, la porte étant verrouillée. Après l'enlèvement de la voiture, le propriétaire de la maison a reçu un billet de 20 $ de la police d'État pour récupérer sa voiture.</text:p>
          </table:table-cell>
          <table:table-cell office:value-type="string" calcext:value-type="string">
            <text:p>non</text:p>
          </table:table-cell>
        </table:table-row>
        <table:table-row table:style-name="ro1">
          <table:table-cell office:value-type="float" office:value="12" calcext:value-type="float">
            <text:p>12</text:p>
          </table:table-cell>
          <table:table-cell office:value-type="string" calcext:value-type="string">
            <text:p>Air pollution remains the leading cause of death</text:p>
          </table:table-cell>
          <table:table-cell office:value-type="string" calcext:value-type="string">
            <text:p>La pollution atmosphérique demeure la principale cause de décès chez les jeunes adultes et les jeunes enfants. un adolescent sur sept en Australie consommant l'un des trois principaux produits chimiques domestiques utilisés dans le processus de cuisson ou les deux autres: le benzène (composant psychoactif de la marijuana utilisé pour traiter l'anxiété), ou le tétrahydrocannabinol (THC)</text:p>
          </table:table-cell>
          <table:table-cell office:value-type="string" calcext:value-type="string">
            <text:p>oui</text:p>
          </table:table-cell>
        </table:table-row>
        <table:table-row table:style-name="ro1">
          <table:table-cell office:value-type="float" office:value="13" calcext:value-type="float">
            <text:p>13</text:p>
          </table:table-cell>
          <table:table-cell office:value-type="string" calcext:value-type="string">
            <text:p>N2O Nitrogen Protoxide Emissions A Powerful Gas</text:p>
          </table:table-cell>
          <table:table-cell office:value-type="string" calcext:value-type="string">
            <text:p>La protection contre la chaleur peut être utilisée pour remplir n'importe quel véhicule d'un bouclier thermique puissant. Si la porte d'entrée n'est pas ouverte à la route, le véhicule devrait ouvrir la porte arrière lorsqu'elle est ouverte. cela aide à prévenir d'autres incendies qui se produisent à l'arrière de la voiture.</text:p>
          </table:table-cell>
          <table:table-cell office:value-type="string" calcext:value-type="string">
            <text:p>non</text:p>
          </table:table-cell>
        </table:table-row>
        <table:table-row table:style-name="ro1">
          <table:table-cell office:value-type="float" office:value="14" calcext:value-type="float">
            <text:p>14</text:p>
          </table:table-cell>
          <table:table-cell office:value-type="string" calcext:value-type="string">
            <text:p>We knew that the highest peaks of our planet</text:p>
          </table:table-cell>
          <table:table-cell office:value-type="string" calcext:value-type="string">
            <text:p>le monde se déplace à une vitesse incroyable maintenant, et la possibilité que notre propre système solaire se développe de façon exponentielle dans cette région de la galaxie est la menace la plus implacable à laquelle nous sommes confrontés.</text:p>
          </table:table-cell>
          <table:table-cell office:value-type="string" calcext:value-type="string">
            <text:p>oui</text:p>
          </table:table-cell>
        </table:table-row>
        <table:table-row table:style-name="ro1">
          <table:table-cell office:value-type="float" office:value="15" calcext:value-type="float">
            <text:p>15</text:p>
          </table:table-cell>
          <table:table-cell office:value-type="string" calcext:value-type="string">
            <text:p>In the industrialized countries the green revolution of the 1960s</text:p>
          </table:table-cell>
          <table:table-cell office:value-type="string" calcext:value-type="string">
            <text:p>La révolution verte des années 1960 et 1970 a contribué à changer notre mode de vie et notre façon de faire. beaucoup de gens ne savent pas comment ils sont tous nés et élevés dans le monde industriel, dit-il, et c'est pourquoi le livre, La Révolution Verte: Un voyage humain, est sorti. Les gens écouteront toute la conversation.</text:p>
          </table:table-cell>
          <table:table-cell office:value-type="string" calcext:value-type="string">
            <text:p>je ne sais pas</text:p>
          </table:table-cell>
        </table:table-row>
        <table:table-row table:style-name="ro1">
          <table:table-cell office:value-type="float" office:value="16" calcext:value-type="float">
            <text:p>16</text:p>
          </table:table-cell>
          <table:table-cell office:value-type="string" calcext:value-type="string">
            <text:p>During these periods of containment of too many animals of</text:p>
          </table:table-cell>
          <table:table-cell office:value-type="string" calcext:value-type="string">
            <text:p>nous nous intéressons à savoir si le croisement au sein d'une espèce peut améliorer la situation pour différents types d'espèces. nous pouvons le faire en utilisant des méthodes qui peuvent réduire l'impact écologique de l'interaction entre les plantes et les animaux et qui peuvent même promouvoir certains types de gestion.</text:p>
          </table:table-cell>
          <table:table-cell office:value-type="string" calcext:value-type="string">
            <text:p>oui</text:p>
          </table:table-cell>
        </table:table-row>
        <table:table-row table:style-name="ro1">
          <table:table-cell office:value-type="float" office:value="17" calcext:value-type="float">
            <text:p>17</text:p>
          </table:table-cell>
          <table:table-cell office:value-type="string" calcext:value-type="string">
            <text:p>According to the new definition of the designation of a planet</text:p>
          </table:table-cell>
          <table:table-cell office:value-type="string" calcext:value-type="string">
            <text:p>la nouvelle définition de la désignation d'une planète exigera qu'un traité international le fasse. les pays qui signent un accord doivent tenir compte des dispositions de cet accord, et celui-ci est alors contraignant pour tous les pays qui le signent.</text:p>
          </table:table-cell>
          <table:table-cell office:value-type="string" calcext:value-type="string">
            <text:p>oui</text:p>
          </table:table-cell>
        </table:table-row>
        <table:table-row table:style-name="ro1">
          <table:table-cell office:value-type="float" office:value="18" calcext:value-type="float">
            <text:p>18</text:p>
          </table:table-cell>
          <table:table-cell office:value-type="string" calcext:value-type="string">
            <text:p>Even if we were able to stop all our emissions of</text:p>
          </table:table-cell>
          <table:table-cell office:value-type="string" calcext:value-type="string">
            <text:p>Nous aurions moins d'émissions de dioxyde de carbone que si nous commencions à réduire les émissions de gaz à effet de serre de seulement 0,3 point de pourcentage du PIB. La meilleure solution à ce problème est de réduire la consommation d'énergie à forte intensité de carbone et à l'échelle industrielle. Nous devons atteindre nos niveaux de vie pour répondre aux exigences de ceux qui vivent avec nous et avec nos enfants.</text:p>
          </table:table-cell>
          <table:table-cell office:value-type="string" calcext:value-type="string">
            <text:p>oui</text:p>
          </table:table-cell>
        </table:table-row>
        <table:table-row table:style-name="ro1">
          <table:table-cell office:value-type="float" office:value="19" calcext:value-type="float">
            <text:p>19</text:p>
          </table:table-cell>
          <table:table-cell office:value-type="string" calcext:value-type="string">
            <text:p>Every year the archipelago of Mayotte sees a few hundred turtles</text:p>
          </table:table-cell>
          <table:table-cell office:value-type="string" calcext:value-type="string">
            <text:p>Chaque année, quelques centaines de tortues sont capturées chaque année et chaque année, une par une, elles mourront. On sait que de nombreuses espèces marines présentes ici dans le nord-est de la france vivent depuis des milliers d'années et le nombre de morts de tortues dans la nature est encore assez élevé. la principale source d'eau provient de la rivière Cémigré, qui est l'une des principales sources d'eau pour ces espèces.</text:p>
          </table:table-cell>
          <table:table-cell office:value-type="string" calcext:value-type="string">
            <text:p>non</text:p>
          </table:table-cell>
        </table:table-row>
        <table:table-row table:style-name="ro1">
          <table:table-cell office:value-type="float" office:value="20" calcext:value-type="float">
            <text:p>20</text:p>
          </table:table-cell>
          <table:table-cell office:value-type="string" calcext:value-type="string">
            <text:p>The largest continental rift in the world the system of</text:p>
          </table:table-cell>
          <table:table-cell office:value-type="string" calcext:value-type="string">
            <text:p>le lac est une partie de la mer de Galilée, qui sépare les deux plus grands lacs du monde. Les deux lacs ont une altitude allant jusqu'à 2 800 m et sont proches l'un de l'autre de la façon dont la surface de l'océan n'affecte pas leur épaisseur.</text:p>
          </table:table-cell>
          <table:table-cell office:value-type="string" calcext:value-type="string">
            <text:p>oui</text:p>
          </table:table-cell>
        </table:table-row>
        <table:table-row table:style-name="ro1">
          <table:table-cell office:value-type="float" office:value="21" calcext:value-type="float">
            <text:p>21</text:p>
          </table:table-cell>
          <table:table-cell office:value-type="string" calcext:value-type="string">
            <text:p>Current global warming exacerbates the erosion of the coastline, which</text:p>
          </table:table-cell>
          <table:table-cell office:value-type="string" calcext:value-type="string">
            <text:p>Le réchauffement climatique actuel exacerbe l'érosion du littoral. les régions côtières et intérieures devront bientôt faire face à une menace accrue due aux changements climatiques.</text:p>
          </table:table-cell>
          <table:table-cell office:value-type="string" calcext:value-type="string">
            <text:p>oui</text:p>
          </table:table-cell>
        </table:table-row>
        <table:table-row table:style-name="ro1">
          <table:table-cell office:value-type="float" office:value="22" calcext:value-type="float">
            <text:p>22</text:p>
          </table:table-cell>
          <table:table-cell office:value-type="string" calcext:value-type="string">
            <text:p>Little by little the flat worms conquered new territories</text:p>
          </table:table-cell>
          <table:table-cell office:value-type="string" calcext:value-type="string">
            <text:p>les vers plats ont conquis de nouveaux territoires; ils ont dû être remplacés par des gens plus intelligents et plus intelligents. Mais la réponse était si simple que je ne pouvais pas m'en empêcher, et c'était quelque chose que j'avais besoin de trouver une personne pour m'aimer, afin qu'elle puisse retourner dans mon propre pays. S'il y avait quelque chose que je changerais, je devrais le faire pour me rendre plus attirante pour les gens qui me verraient.</text:p>
          </table:table-cell>
          <table:table-cell office:value-type="string" calcext:value-type="string">
            <text:p>non</text:p>
          </table:table-cell>
        </table:table-row>
        <table:table-row table:style-name="ro1">
          <table:table-cell office:value-type="float" office:value="23" calcext:value-type="float">
            <text:p>23</text:p>
          </table:table-cell>
          <table:table-cell office:value-type="string" calcext:value-type="string">
            <text:p>Instead of decreasing at source their emissions of</text:p>
          </table:table-cell>
          <table:table-cell office:value-type="string" calcext:value-type="string">
            <text:p>la moyenne mondiale va augmenter de plus de 50 % au cours de la prochaine décennie. l'augmentation des émissions de CO2 a provoqué un réchauffement atmosphérique à grande échelle et la propagation d'événements météorologiques extrêmes, tels que des inondations, des sécheresses à grande échelle, a également augmenté les températures mondiales (source: Global Waring Monitor, 2010).</text:p>
          </table:table-cell>
          <table:table-cell office:value-type="string" calcext:value-type="string">
            <text:p>oui</text:p>
          </table:table-cell>
        </table:table-row>
        <table:table-row table:style-name="ro1">
          <table:table-cell office:value-type="float" office:value="24" calcext:value-type="float">
            <text:p>24</text:p>
          </table:table-cell>
          <table:table-cell office:value-type="string" calcext:value-type="string">
            <text:p>Light pollution definition It is referred to as light pollution or light pollution.</text:p>
          </table:table-cell>
          <table:table-cell office:value-type="string" calcext:value-type="string">
            <text:p>La définition de la pollution lumineuse peut avoir des significations différentes selon le contexte. le mot peut également être utilisé pour décrire la qualité de la lumière produite par une source lumineuse telle que les panneaux solaires - l'ozone et d'autres pollutions dues à la lumière du soleil. Il existe également différents types de pollution à des fins différentes.</text:p>
          </table:table-cell>
          <table:table-cell office:value-type="string" calcext:value-type="string">
            <text:p>oui</text:p>
          </table:table-cell>
        </table:table-row>
        <table:table-row table:style-name="ro1">
          <table:table-cell office:value-type="float" office:value="25" calcext:value-type="float">
            <text:p>25</text:p>
          </table:table-cell>
          <table:table-cell office:value-type="string" calcext:value-type="string">
            <text:p>This Sunday the government has just granted an exemption to hunters</text:p>
          </table:table-cell>
          <table:table-cell office:value-type="string" calcext:value-type="string">
            <text:p>l'exemption a été accordée en 2008, mais la dernière fois que le ministère l'a accordée était pour la chasse à une famille. la nouvelle exemption pourrait être renouvelée en 2015.</text:p>
          </table:table-cell>
          <table:table-cell office:value-type="string" calcext:value-type="string">
            <text:p>je ne sais pas</text:p>
          </table:table-cell>
        </table:table-row>
        <table:table-row table:style-name="ro1">
          <table:table-cell office:value-type="float" office:value="26" calcext:value-type="float">
            <text:p>26</text:p>
          </table:table-cell>
          <table:table-cell office:value-type="string" calcext:value-type="string">
            <text:p>According to the first comprehensive global assessment of degradation and</text:p>
          </table:table-cell>
          <table:table-cell office:value-type="string" calcext:value-type="string">
            <text:p>la population mondiale augmentera d'un facteur de 20 000 dans les 100 prochaines années, passant d'environ un sur cinq (3 000) à six en 2020. Le réchauffement de la planète exacerbera les phénomènes météorologiques extrêmes tels que les inondations, la sécheresse et les catastrophes naturelles.</text:p>
          </table:table-cell>
          <table:table-cell office:value-type="string" calcext:value-type="string">
            <text:p>oui</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2-04T21:24:07.323911928</dc:date>
    <meta:editing-duration>PT4M28S</meta:editing-duration>
    <meta:editing-cycles>2</meta:editing-cycles>
    <meta:generator>LibreOffice/6.4.6.2$Linux_X86_64 LibreOffice_project/40$Build-2</meta:generator>
    <meta:document-statistic meta:table-count="1" meta:cell-count="111" meta:object-count="0"/>
  </office:meta>
</office:document-meta>
</file>